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Mapper.setTo( String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ainerMapper.add( FileNameMapper fileNameMa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ainerMapper.addConfigured( FileNameMapper file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Mapper.getMapp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Mapper.setFrom( String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ainerMapper.addConfiguredMapper( Mapper 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Mapper.contains( FileNameMapper fileNameMapp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